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6"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7" style:family="paragraph" style:parent-style-name="Standard" style:list-style-name="L1">
      <style:paragraph-properties fo:text-align="start" style:justify-single-word="false"/>
      <style:text-properties fo:font-weight="bold" style:font-weight-asian="bold" style:font-weight-complex="bold"/>
    </style:style>
    <style:style style:name="P8" style:family="paragraph" style:parent-style-name="Standard" style:list-style-name="L2">
      <style:paragraph-properties fo:text-align="start" style:justify-single-word="false"/>
      <style:text-properties fo:font-weight="normal" style:font-weight-asian="normal" style:font-weight-complex="normal"/>
    </style:style>
    <style:style style:name="P9" style:family="paragraph" style:parent-style-name="Standard" style:list-style-name="L3">
      <style:paragraph-properties fo:text-align="start" style:justify-single-word="false"/>
      <style:text-properties fo:font-weight="normal" style:font-weight-asian="normal" style:font-weight-complex="normal"/>
    </style:style>
    <style:style style:name="P10" style:family="paragraph" style:parent-style-name="Standard" style:list-style-name="L4">
      <style:paragraph-properties fo:margin-left="0in" fo:margin-right="0in" fo:text-align="start" style:justify-single-word="false" fo:text-indent="0in" style:auto-text-indent="false"/>
      <style:text-properties fo:font-weight="normal" style:font-weight-asian="normal" style:font-weight-complex="normal"/>
    </style:style>
    <style:style style:name="P11" style:family="paragraph" style:parent-style-name="Standard" style:list-style-name="L5">
      <style:paragraph-properties fo:margin-left="0in" fo:margin-right="0in" fo:text-align="start" style:justify-single-word="false" fo:text-indent="0in" style:auto-text-indent="false"/>
      <style:text-properties fo:font-weight="normal" style:font-weight-asian="normal" style:font-weight-complex="normal"/>
    </style:style>
    <text:list-style style:name="L1">
      <text:list-level-style-number text:level="1" text:style-name="Numbering_20_Symbols" style:num-suffix="." style:num-format="1">
        <style:list-level-properties text:min-label-width="0.25in"/>
      </text:list-level-style-number>
      <text:list-level-style-number text:level="2" text:style-name="Numbering_20_Symbols" style:num-format="1" text:start-value="0"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2">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3">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text:list-style style:name="L4" text:consecutive-numbering="true">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text:list-style style:name="L5">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iblioteQ Administrator Guide</text:p>
      <text:p text:style-name="P1"/>
      <text:p text:style-name="P2">Introduction</text:p>
      <text:p text:style-name="P3"/>
      <text:p text:style-name="P3"><text:tab/>This document details the process for installing and configuring BiblioteQ.</text:p>
      <text:p text:style-name="P2"/>
      <text:list text:style-name="L1">
        <text:list-item>
          <text:p text:style-name="P7">Database Configuration</text:p>
        </text:list-item>
      </text:list>
      <text:p text:style-name="P3"/>
      <text:p text:style-name="P5"><text:tab/>1.1 PostgreSQL Database Configuration</text:p>
      <text:p text:style-name="P3"/>
      <text:p text:style-name="P3"><text:tab/>BiblioteQ supports version 7.4.16 of PostgreSQL. Higher versions are also supported. Please follow the PostgreSQL-provided documentation for installing PostgreSQL. After installing the required PostgreSQL packages, please perform the following operations:</text:p>
      <text:list text:style-name="L2">
        <text:list-item>
          <text:p text:style-name="P8">Create the xbook_db database via createdb xbook_db or via the PostgreSQL-recommended protocol. Please note that xbook_db is only a suggestion.</text:p>
        </text:list-item>
        <text:list-item>
          <text:p text:style-name="P8">Execute createlang plpgsql -d xbook_db or the PostgreSQL-recommended protocol for adding a new programming language to the database.</text:p>
        </text:list-item>
        <text:list-item>
          <text:p text:style-name="P8">Replace all instances of the default administrator xbook_admin in postgresql_create_schema.sql file.</text:p>
        </text:list-item>
        <text:list-item>
          <text:p text:style-name="P8">Log into your PostgreSQL database and load the postgresql_create_schema.sql file via \i postgresql_create_schema.sql.</text:p>
        </text:list-item>
      </text:list>
      <text:p text:style-name="P3"/>
      <text:p text:style-name="P5"><text:tab/>1.2 SQLite Database Configuration</text:p>
      <text:p text:style-name="P3"/>
      <text:p text:style-name="P3"><text:tab/>BiblioteQ supports version 3.5.6 of SQLite. Higher versions are also supported. To initialize an SQLite database that's suitable for BiblioteQ, execute the following command:</text:p>
      <text:list text:style-name="L3">
        <text:list-item>
          <text:p text:style-name="P9">sqlite3 -init sqlite_create_schema.sql database.db</text:p>
        </text:list-item>
      </text:list>
      <text:p text:style-name="P3"><text:tab/>Please note that the OS X and Windows bundles contain prepared SQLite databases.</text:p>
      <text:p text:style-name="P3"/>
      <text:p text:style-name="P2"><text:tab/>1.3 Database Updates</text:p>
      <text:p text:style-name="P3"/>
      <text:p text:style-name="P3"><text:tab/>It is sometimes necessary to update a database schema after a software update. To do so, please execute the SQL statements that are located in the postgresql_update_schema.sql and sqlite_update_schema.sql files under the appropriate software version. You may also be required to execute additional steps via BiblioteQ. Please read and follow the version-specific instructions.</text:p>
      <text:p text:style-name="P3"/>
      <text:p text:style-name="P2">2. BiblioteQ Installation</text:p>
      <text:p text:style-name="P3"/>
      <text:p text:style-name="P2"><text:tab/>2.1 OS X and Windows Installation</text:p>
      <text:p text:style-name="P3"/>
      <text:p text:style-name="P3"><text:tab/>OS X and Windows users are urged to download the appropriate installers. After an installer has been downloaded, double-click on the appropriate icon and follow the on-screen instructions.</text:p>
      <text:p text:style-name="P3"/>
      <text:p text:style-name="P2"><text:tab/>2.2 Unix Installation</text:p>
      <text:p text:style-name="P3"/>
      <text:p text:style-name="P3"><text:tab/>Installing BiblioteQ on platforms that lack installers involves several operations. First, please resolve the following software prerequisites:</text:p>
      <text:list text:style-name="L4">
        <text:list-item>
          <text:p text:style-name="P10">Qt 4.4.3 must be installed. Please download the software from <text:soft-page-break/><text:a xlink:type="simple" xlink:href="http://www.qtsoftware.com/downloads">http://www.qtsoftware.com/downloads</text:a>. You have the option of building Qt with the PostgreSQL driver or to build the driver separately as a plugin. You may compile Qt with the PostgreSQL driver via ./configure -v -qt-sql-psql -I /usr/local/include/postgresql -L /usr/local/lib/postgresql.</text:p>
        </text:list-item>
        <text:list-item>
          <text:p text:style-name="P10">YAZ 2.1.53, or higher, must be installed. Please download the software from <text:a xlink:type="simple" xlink:href="http://www.sqlite.org/download.html">http://www.sqlite.org/download.html</text:a>.</text:p>
        </text:list-item>
        <text:list-item>
          <text:p text:style-name="P10">If you intend to use PostgreSQL, the PostgreSQL 7.4.16 database package must be installed. Please download the software from <text:a xlink:type="simple" xlink:href="http://www.postgresql.org/download">http://www.postgresql.org/download</text:a>.</text:p>
        </text:list-item>
        <text:list-item>
          <text:p text:style-name="P10">If you intend to use SQLite, the SQLite 3.5.6 package must be installed. Please download the software from <text:a xlink:type="simple" xlink:href="http://www.sqlite.org/download.html">http://www.sqlite.org/download.html</text:a>.</text:p>
        </text:list-item>
      </text:list>
      <text:p text:style-name="P6"/>
      <text:p text:style-name="P6"><text:tab/>Once the aforementioned dependencies have been resolved, please complete the following operations:</text:p>
      <text:list text:style-name="L5">
        <text:list-item>
          <text:p text:style-name="P11">Create the /usr/local/biblioteq directory.</text:p>
        </text:list-item>
        <text:list-item>
          <text:p text:style-name="P11">Copy the BiblioteQ executable to the aforementioned directory.</text:p>
        </text:list-item>
        <text:list-item>
          <text:p text:style-name="P11">Copy the biblioteq.sh script to the aforementioned directory.</text:p>
        </text:list-item>
        <text:list-item>
          <text:p text:style-name="P11">Copy the biblioteq.conf file to the aforementioned directory.</text:p>
        </text:list-item>
        <text:list-item>
          <text:p text:style-name="P11">Copy the icons.d directory to /usr/local/biblioteq/icons.d.</text:p>
        </text:list-item>
        <text:list-item>
          <text:p text:style-name="P11">Set the desired permissions on the aforementioned directories and files.</text:p>
        </text:list-item>
      </text:list>
      <text:p text:style-name="P6"/>
      <text:p text:style-name="P5">3. Configuring BiblioteQ</text:p>
      <text:p text:style-name="P6"/>
      <text:p text:style-name="P6"><text:tab/>Configuring the runtime environment of BiblioteQ is straightforward. Bundled with the software is the biblioteq.conf file. After BiblioteQ has been installed, it is mandatory that the biblioteq.conf file is reviewed, and if necessary, modified to suit the installation medium.</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Alexis Megas</meta:initial-creator>
    <meta:creation-date>2009-01-24T10:30:40</meta:creation-date>
    <dc:creator>Alexis Megas</dc:creator>
    <dc:date>2009-01-31T17:35:45</dc:date>
    <meta:editing-cycles>116</meta:editing-cycles>
    <meta:editing-duration>P1DT0H5M17S</meta:editing-duration>
    <meta:user-defined meta:name="Info 1"/>
    <meta:user-defined meta:name="Info 2"/>
    <meta:user-defined meta:name="Info 3"/>
    <meta:user-defined meta:name="Info 4"/>
    <meta:document-statistic meta:table-count="0" meta:image-count="0" meta:object-count="0" meta:page-count="2" meta:paragraph-count="34" meta:word-count="511" meta:character-count="3596"/>
  </office:meta>
</office:document-meta>
</file>